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ata Persistence (for web applications)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Jakub Daněk (Yoso Czech s.r.o.)</text:p>
            <text:p/>
            <text:p>Parameter passing, JDBC, Transactions</text:p>
            <text:p/>
            <text:p> <text:a xlink:href="https://danekja.org/" xlink:type="simple">https://danekja.org</text:a><text:s/>(GitHub &amp; LinkedIn links)</text:p>
            <text:p> <text:a xlink:href="http://yoso.fi/" xlink:type="simple">http://yoso.fi</text:a><text:s/>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ny web applications manage persistent data<text:line-break/></text:p>
              </text:list-item>
              <text:list-item>
                <text:p>Persistence implementation impacts many non-functional requirements</text:p>
                <text:list>
                  <text:list-item>
                    <text:p>Performance<text:line-break/></text:p>
                  </text:list-item>
                  <text:list-item>
                    <text:p>Security<text:line-break/></text:p>
                  </text:list-item>
                  <text:list-item>
                    <text:p>Dur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in Top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HERE to store (RDBMS, NoSQL DBMS, File system, other service)<text:line-break/></text:p>
              </text:list-item>
              <text:list-item>
                <text:p>HOW to work with the data (querying, parameter passing)<text:line-break/></text:p>
              </text:list-item>
              <text:list-item>
                <text:p>CONSISTENCY - transactions</text:p>
                <text:p/>
              </text:list-item>
              <text:list-item>
                <text:p>Connection management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RDBMS </text:p>
              </text:list-item>
              <text:list-item>
                <text:p>MariaDB, MySQL, PostgreSQL, Oracle SQL, Microsoft SQL Server, Derby, H2</text:p>
              </text:list-item>
            </text:list>
            <text:list text:style-name="L3">
              <text:list-item>
                <text:p>Great for storing relational data – tables and relations</text:p>
              </text:list-item>
              <text:list-item>
                <text:p>Mature, well tested projects</text:p>
                <text:list>
                  <text:list-item>
                    <text:p>Minimum bugs<text:line-break/></text:p>
                  </text:list-item>
                  <text:list-item>
                    <text:p>Good vendor and community support<text:line-break/></text:p>
                  </text:list-item>
                  <text:list-item>
                    <text:p>Good tools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SQL</text:p>
              </text:list-item>
            </text:list>
            <text:list text:style-name="L5">
              <text:list-item>
                <text:p>Large family of database engines with specific uses</text:p>
              </text:list-item>
            </text:list>
            <text:list text:style-name="L4">
              <text:list-item>
                <text:p>Document-based: MongoDB, CouchDB</text:p>
              </text:list-item>
            </text:list>
            <text:list text:style-name="L3">
              <text:list-item>
                <text:list>
                  <text:list-item>
                    <text:p>Good for storing data which dont have fixed structure/tree data<text:line-break/></text:p>
                  </text:list-item>
                  <text:list-item>
                    <text:p>Limited support for expressing relations<text:line-break/></text:p>
                    <text:list>
                      <text:list-item>
                        <text:p>Good when individual records do not need to keep any reference to each other<text:line-break/></text:p>
                      </text:list-item>
                      <text:list-item>
                        <text:p>Bad when you need relational consistenc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  <text:list text:style-name="L3">
              <text:list-header>
                <text:p/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SQL</text:p>
              </text:list-item>
            </text:list>
            <text:list text:style-name="L5">
              <text:list-item>
                <text:p>Large family of database engines with specific uses<text:line-break/></text:p>
              </text:list-item>
            </text:list>
            <text:list text:style-name="L4">
              <text:list-item>
                <text:p>Key-Value: Redis</text:p>
              </text:list-item>
            </text:list>
            <text:list text:style-name="L3">
              <text:list-item>
                <text:list>
                  <text:list-item>
                    <text:p>Optimized for storing key-value pairs (where value can be a structured object or array)<text:line-break/></text:p>
                  </text:list-item>
                  <text:list-item>
                    <text:p>Very fast: great for caches, indexes</text:p>
                  </text:list-item>
                </text:list>
                <text:p/>
                <text:p/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SQL</text:p>
              </text:list-item>
            </text:list>
            <text:list text:style-name="L5">
              <text:list-item>
                <text:p>Large family of database engines with specific uses<text:line-break/></text:p>
              </text:list-item>
            </text:list>
            <text:list text:style-name="L4">
              <text:list-item>
                <text:p>Wide-Column: Cassandra, DynamoDB</text:p>
              </text:list-item>
            </text:list>
            <text:list text:style-name="L3">
              <text:list-item>
                <text:list>
                  <text:list-item>
                    <text:p>Organize data by columns instead of rows </text:p>
                  </text:list-item>
                  <text:list-item>
                    <text:p>Great scalability and partitioning</text:p>
                  </text:list-item>
                  <text:list-item>
                    <text:p>Good in cases where</text:p>
                    <text:list>
                      <text:list-item>
                        <text:p>Writes exceed reads a lot</text:p>
                      </text:list-item>
                      <text:list-item>
                        <text:p>Very little updates and deletes</text:p>
                      </text:list-item>
                      <text:list-item>
                        <text:p>e.g. log storage, tracking information stora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  <text:list text:style-name="L3">
              <text:list-header>
                <text:p/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SQL</text:p>
              </text:list-item>
            </text:list>
            <text:list text:style-name="L5">
              <text:list-item>
                <text:p>Large family of database engines with specific uses</text:p>
              </text:list-item>
            </text:list>
            <text:list text:style-name="L4">
              <text:list-item>
                <text:p/>
              </text:list-item>
              <text:list-item>
                <text:p>Graph: Neo4J, Giraph</text:p>
              </text:list-item>
            </text:list>
            <text:list text:style-name="L3">
              <text:list-item>
                <text:p>Optimized for storing graph data and querying over them<text:line-break/></text:p>
                <text:list>
                  <text:list-item>
                    <text:p>Maps, ontologies (used for machine reasoning)</text:p>
                  </text:list-item>
                </text:list>
                <text:p/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SQL</text:p>
              </text:list-item>
            </text:list>
            <text:list text:style-name="L5">
              <text:list-item>
                <text:p>Shared (mostly) features:</text:p>
                <text:list>
                  <text:list-item>
                    <text:p>Scalability and partitioning over consistency</text:p>
                    <text:list>
                      <text:list-item>
                        <text:p>Most are eventually consistent (sooner or later they get into consistent state, but no promises on when)<text:line-break/></text:p>
                      </text:list-item>
                      <text:list-item>
                        <text:p>Poor transaction support<text:line-break/></text:p>
                      </text:list-item>
                      <text:list-item>
                        <text:p>Good replication support (it is easier to get done when you don’t need to do ACID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header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SQL</text:p>
              </text:list-item>
            </text:list>
            <text:list text:style-name="L5">
              <text:list-item>
                <text:p>Summary<text:line-break/></text:p>
                <text:list>
                  <text:list-item>
                    <text:p>NoSQL databases are great for the tasks they were made for → <text:span text:style-name="T1">not a replacement</text:span> of relational databases, more of a <text:span text:style-name="T1">complement</text:span>!<text:line-break/></text:p>
                  </text:list-item>
                  <text:list-item>
                    <text:p>Always consider your use-cases and requirements before you introduce another piece of technology into your system</text:p>
                  </text:list-item>
                </text:list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header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File System</text:p>
              </text:list-item>
            </text:list>
            <text:list text:style-name="L5">
              <text:list-item>
                <text:p>Easy to use, each application has it out of the box, but…<text:line-break/></text:p>
                <text:list>
                  <text:list-item>
                    <text:p>When scaling horizontally, nodes do not have access file system of others without a lot of work (→ we lose transparency)<text:line-break/></text:p>
                  </text:list-item>
                  <text:list-item>
                    <text:p>Scaling filesystem is hard (both space- and performance-wise)</text:p>
                    <text:p/>
                  </text:list-item>
                  <text:list-item>
                    <text:p>Limited indexing, caching, querying support…<text:line-break/></text:p>
                  </text:list-item>
                </text:list>
              </text:list-item>
              <text:list-item>
                <text:p>→ simple to use, but not very suitable for production cases</text:p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header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orage Op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Other options</text:p>
              </text:list-item>
            </text:list>
            <text:list text:style-name="L5">
              <text:list-item>
                <text:p>Many applications for specific cases with focus on querying, caching, scalability...<text:line-break/></text:p>
              </text:list-item>
              <text:list-item>
                <text:p>Alfresco – file storage with access management, scaling, metadata and query support<text:line-break/></text:p>
              </text:list-item>
              <text:list-item>
                <text:p>Elastic Search – storage engine with focus on data search and analytics, great for indexing log or big data<text:line-break/></text:p>
              </text:list-item>
              <text:list-item>
                <text:p>Amazon S3 – object storage with WS API, good for storing data which are not accessed very often (backups etc)<text:line-break/></text:p>
              </text:list-item>
              <text:list-item>
                <text:p>Object databases – e.g. ObjectDB, storage of objects instead of mapping them into relational model</text:p>
              </text:list-item>
            </text:list>
            <text:list text:style-name="L4">
              <text:list-item>
                <text:p/>
              </text:list-item>
              <text:list-item>
                <text:p/>
              </text:list-item>
            </text:list>
            <text:list text:style-name="L3">
              <text:list-header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0:07:18.271000000</meta:creation-date>
    <meta:editing-duration>PT24M22S</meta:editing-duration>
    <meta:editing-cycles>7</meta:editing-cycles>
    <meta:generator>LibreOffice/5.4.2.2$Windows_x86 LibreOffice_project/22b09f6418e8c2d508a9eaf86b2399209b0990f4</meta:generator>
    <dc:date>2018-10-09T11:03:04.991000000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